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Heading_20_2">
      <style:text-properties officeooo:paragraph-rsid="000eaa26"/>
    </style:style>
    <style:style style:name="P2" style:family="paragraph" style:parent-style-name="Standard">
      <style:paragraph-properties fo:text-align="justify" style:justify-single-word="false" style:writing-mode="rl-tb"/>
      <style:text-properties officeooo:paragraph-rsid="000eaa26"/>
    </style:style>
    <style:style style:name="P3" style:family="paragraph" style:parent-style-name="Text_20_body">
      <style:paragraph-properties fo:text-align="justify" style:justify-single-word="false"/>
      <style:text-properties officeooo:paragraph-rsid="000eaa26"/>
    </style:style>
    <style:style style:name="P4" style:family="paragraph" style:parent-style-name="Text_20_body">
      <style:paragraph-properties fo:text-align="justify" style:justify-single-word="false"/>
      <style:text-properties officeooo:paragraph-rsid="000fcd04"/>
    </style:style>
    <style:style style:name="P5" style:family="paragraph" style:parent-style-name="Text_20_body">
      <style:paragraph-properties fo:text-align="justify" style:justify-single-word="false"/>
      <style:text-properties officeooo:paragraph-rsid="00119a2a"/>
    </style:style>
    <style:style style:name="P6" style:family="paragraph" style:parent-style-name="Text_20_body">
      <style:paragraph-properties fo:text-align="justify" style:justify-single-word="false"/>
      <style:text-properties officeooo:paragraph-rsid="00140f16"/>
    </style:style>
    <style:style style:name="P7" style:family="paragraph" style:parent-style-name="Text_20_body">
      <style:paragraph-properties fo:text-align="justify" style:justify-single-word="false"/>
      <style:text-properties officeooo:paragraph-rsid="0015647f"/>
    </style:style>
    <style:style style:name="P8" style:family="paragraph" style:parent-style-name="Text_20_body">
      <style:paragraph-properties fo:text-align="justify" style:justify-single-word="false"/>
      <style:text-properties officeooo:paragraph-rsid="001715fe"/>
    </style:style>
    <style:style style:name="P9" style:family="paragraph" style:parent-style-name="Text_20_body">
      <style:paragraph-properties fo:text-align="justify" style:justify-single-word="false"/>
      <style:text-properties officeooo:paragraph-rsid="0018432c"/>
    </style:style>
    <style:style style:name="P10" style:family="paragraph" style:parent-style-name="Text_20_body">
      <style:paragraph-properties fo:text-align="justify" style:justify-single-word="false"/>
      <style:text-properties officeooo:paragraph-rsid="0018ea1d"/>
    </style:style>
    <style:style style:name="P11" style:family="paragraph" style:parent-style-name="Text_20_body">
      <style:paragraph-properties fo:text-align="justify" style:justify-single-word="false"/>
      <style:text-properties officeooo:paragraph-rsid="001bbc30"/>
    </style:style>
    <style:style style:name="P12" style:family="paragraph" style:parent-style-name="Text_20_body">
      <style:paragraph-properties fo:text-align="justify" style:justify-single-word="false"/>
      <style:text-properties officeooo:paragraph-rsid="001bcdbe"/>
    </style:style>
    <style:style style:name="P13" style:family="paragraph" style:parent-style-name="Text_20_body">
      <style:paragraph-properties fo:text-align="justify" style:justify-single-word="false"/>
      <style:text-properties officeooo:paragraph-rsid="001c6b4d"/>
    </style:style>
    <style:style style:name="P14" style:family="paragraph" style:parent-style-name="Text_20_body">
      <style:paragraph-properties fo:text-align="justify" style:justify-single-word="false"/>
      <style:text-properties officeooo:paragraph-rsid="001d2a1a"/>
    </style:style>
    <style:style style:name="P15" style:family="paragraph" style:parent-style-name="Text_20_body">
      <style:paragraph-properties fo:text-align="justify" style:justify-single-word="false"/>
      <style:text-properties officeooo:paragraph-rsid="001e5996"/>
    </style:style>
    <style:style style:name="P16" style:family="paragraph" style:parent-style-name="Text_20_body">
      <style:paragraph-properties fo:text-align="justify" style:justify-single-word="false"/>
      <style:text-properties officeooo:paragraph-rsid="001fceb1"/>
    </style:style>
    <style:style style:name="P17" style:family="paragraph" style:parent-style-name="Text_20_body">
      <style:paragraph-properties fo:text-align="justify" style:justify-single-word="false"/>
      <style:text-properties officeooo:paragraph-rsid="0021b2c3"/>
    </style:style>
    <style:style style:name="P18" style:family="paragraph" style:parent-style-name="Text_20_body">
      <style:paragraph-properties fo:text-align="justify" style:justify-single-word="false"/>
      <style:text-properties officeooo:paragraph-rsid="00220b75"/>
    </style:style>
    <style:style style:name="P19" style:family="paragraph" style:parent-style-name="Text_20_body">
      <style:paragraph-properties fo:text-align="justify" style:justify-single-word="false"/>
      <style:text-properties officeooo:paragraph-rsid="00245bae"/>
    </style:style>
    <style:style style:name="P20" style:family="paragraph" style:parent-style-name="Text_20_body">
      <style:paragraph-properties fo:text-align="justify" style:justify-single-word="false"/>
      <style:text-properties officeooo:paragraph-rsid="00262902"/>
    </style:style>
    <style:style style:name="P21" style:family="paragraph" style:parent-style-name="Text_20_body">
      <style:paragraph-properties fo:text-align="justify" style:justify-single-word="false"/>
      <style:text-properties officeooo:paragraph-rsid="00296864"/>
    </style:style>
    <style:style style:name="P22" style:family="paragraph" style:parent-style-name="Text_20_body">
      <style:text-properties officeooo:paragraph-rsid="001a9150"/>
    </style:style>
    <style:style style:name="P23" style:family="paragraph" style:parent-style-name="Text_20_body">
      <style:text-properties officeooo:paragraph-rsid="001bf060"/>
    </style:style>
    <style:style style:name="P24" style:family="paragraph" style:parent-style-name="Heading_20_1">
      <style:paragraph-properties fo:text-align="center" style:justify-single-word="false"/>
    </style:style>
    <style:style style:name="T1" style:family="text">
      <style:text-properties officeooo:rsid="000cd825"/>
    </style:style>
    <style:style style:name="T2" style:family="text">
      <style:text-properties officeooo:rsid="000eaa26"/>
    </style:style>
    <style:style style:name="T3" style:family="text">
      <style:text-properties officeooo:rsid="000fcd04"/>
    </style:style>
    <style:style style:name="T4" style:family="text">
      <style:text-properties officeooo:rsid="00119a2a"/>
    </style:style>
    <style:style style:name="T5" style:family="text">
      <style:text-properties officeooo:rsid="00131c4c"/>
    </style:style>
    <style:style style:name="T6" style:family="text">
      <style:text-properties officeooo:rsid="00140f16"/>
    </style:style>
    <style:style style:name="T7" style:family="text">
      <style:text-properties officeooo:rsid="0014d9a6"/>
    </style:style>
    <style:style style:name="T8" style:family="text">
      <style:text-properties officeooo:rsid="0015647f"/>
    </style:style>
    <style:style style:name="T9" style:family="text">
      <style:text-properties officeooo:rsid="001715fe"/>
    </style:style>
    <style:style style:name="T10" style:family="text">
      <style:text-properties officeooo:rsid="0018432c"/>
    </style:style>
    <style:style style:name="T11" style:family="text">
      <style:text-properties officeooo:rsid="0018ea1d"/>
    </style:style>
    <style:style style:name="T12" style:family="text">
      <style:text-properties officeooo:rsid="001a9150"/>
    </style:style>
    <style:style style:name="T13" style:family="text">
      <style:text-properties officeooo:rsid="001bbc30"/>
    </style:style>
    <style:style style:name="T14" style:family="text">
      <style:text-properties officeooo:rsid="001bcdbe"/>
    </style:style>
    <style:style style:name="T15" style:family="text">
      <style:text-properties officeooo:rsid="001bf060"/>
    </style:style>
    <style:style style:name="T16" style:family="text">
      <style:text-properties officeooo:rsid="001c6b4d"/>
    </style:style>
    <style:style style:name="T17" style:family="text">
      <style:text-properties officeooo:rsid="001d2a1a"/>
    </style:style>
    <style:style style:name="T18" style:family="text">
      <style:text-properties officeooo:rsid="001e5996"/>
    </style:style>
    <style:style style:name="T19" style:family="text">
      <style:text-properties officeooo:rsid="001e7418"/>
    </style:style>
    <style:style style:name="T20" style:family="text">
      <style:text-properties officeooo:rsid="001fceb1"/>
    </style:style>
    <style:style style:name="T21" style:family="text">
      <style:text-properties officeooo:rsid="0021b2c3"/>
    </style:style>
    <style:style style:name="T22" style:family="text">
      <style:text-properties officeooo:rsid="00220b75"/>
    </style:style>
    <style:style style:name="T23" style:family="text">
      <style:text-properties officeooo:rsid="00245bae"/>
    </style:style>
    <style:style style:name="T24" style:family="text">
      <style:text-properties officeooo:rsid="00262902"/>
    </style:style>
    <style:style style:name="T25" style:family="text">
      <style:text-properties officeooo:rsid="002968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1">Database-free Application</text:span></text:h>
      <text:h text:style-name="Heading_20_2" text:outline-level="2"><text:span text:style-name="T1">שקופית 1</text:span></text:h>
      <text:p text:style-name="P2"><text:span text:style-name="T2">שלום לכולם, שמי עידו ואני הולך לדבר היום בהרצאה על Database-free application.</text:span></text:p>
      <text:p text:style-name="P2"><text:span text:style-name="T2">ההרצאה היא הרצאה אינפורמטיבית ומכילה רעיונות, אך היא תתחיל באמת עם סיפור קצר, אבל על מנת שתוכלו להנות מההרצאה שלי, יש להתייחס אליה בהומור.</text:span></text:p>
      <text:p text:style-name="P2"><text:span text:style-name="T2"/></text:p>
      <text:p text:style-name="P2"><text:span text:style-name="T2">ד"א, מכונית בשקופית הראשונה, תיסע בשקופיות האחרונות …</text:span></text:p>
      <text:p text:style-name="P2"><text:span text:style-name="T2">ד"א 2, כל התמונות כאן אשר בעלות זכויות יוצרים, מכילות קישור ישיר ליוצר שלהם.</text:span></text:p>
      <text:p text:style-name="P2"><text:span text:style-name="T2"/></text:p>
      <text:h text:style-name="P1" text:outline-level="2"><text:span text:style-name="T2">שקופית 2</text:span></text:h>
      <text:p text:style-name="P3"><text:span text:style-name="T2">אז כמו שהרגע הצגתי, שמי עידו, אני מתכנת בעולם ה IT, אשר משום מה החליטו לשנות לזה את השם ולקרוא לזה devops.</text:span></text:p>
      <text:p text:style-name="P3"><text:span text:style-name="T2">כמו כן, אני גם הבעלים של עסק קטן בשם LINESIP .</text:span></text:p>
      <text:p text:style-name="P3"><text:span text:style-name="T2"/></text:p>
      <text:p text:style-name="P3"><text:span text:style-name="T2">למה אני מספר לכם את כל זה, אתם בטח שואלים (בקול רם או לעצמכם) ?</text:span></text:p>
      <text:p text:style-name="P3"><text:span text:style-name="T2">התחלתי את העסק שלי בספטמבר 2007, לאחר שחברה שבה עבדתי מתה, ואחד הלקוחות שלה עדיין היה זקוק לפיתוח ותמיכה במשהו שעבדתי עליו בחברה.</text:span></text:p>
      <text:p text:style-name="P3"><text:span text:style-name="T2">ד"א, אני עד היום תומך בלקוח הזה, (אשר נרכש בינתיים על ידי חברה אחרת, שגם היא נרכשה על ידי חברה יותר גדולה).</text:span></text:p>
      <text:p text:style-name="P3"><text:span text:style-name="T2"><text:s/></text:span></text:p>
      <text:p text:style-name="P3"><text:span text:style-name="T2">המערכת אשר פיתחתי נכתבה במקור באמצעות Java ו MySQL. הבעיה הייתה, שקיבלתי כמעט מידי יום טלפון, גם בשעות הזויות, על כך שהקוד שלי הפסיק לעבוד, ולאחר מחקר, תמיד זה היה בגלל MySQL.</text:span></text:p>
      <text:p text:style-name="P3"/>
      <text:p text:style-name="P3"><text:span text:style-name="T2">----------------</text:span></text:p>
      <text:p text:style-name="P3"><text:span text:style-name="T2">כתבתי על כך בבלוג שלי בעבר, אך לקצר לכם את הסיפור, יש באג שמוצג כפיטצ'ר בנושא של איך שMySQL עובד עם auto increment . בניגוד למסדי נתונים אחרים, הוא לא מבוסס sequence, אלא לפי זיכרון.</text:span></text:p>
      <text:p text:style-name="P3"><text:span text:style-name="T2">כך ובמידה ורק הרצנו את השרת, הוא יחפש את הערך האחרון של ה ID, אחרת הערך האחרון שהוזן, נשמר בזיכרון.</text:span></text:p>
      <text:p text:style-name="P3"><text:span text:style-name="T2">הבעיה היא שאם אתה מוחק מטבלה מסוימת רשומות, אבל עדיין מסתמך על הערך של ה id, בשלב מסוים תגיע להתנגשויות במספרים.</text:span></text:p>
      <text:p text:style-name="P3"><text:span text:style-name="T2">----------------</text:span></text:p>
      <text:p text:style-name="P3"><text:span text:style-name="T2"/></text:p>
      <text:p text:style-name="P3"><text:span text:style-name="T2">כך בעקבות הבעיות עם מסד הנתונים, הלקוח ביקש ממני לתכנן מחדש את המערכת להיות נטולת מסד נתונים.</text:span></text:p>
      <text:p text:style-name="P3"><text:span text:style-name="T2">במילותיו – הוא רצה מערכת "טיפשה".</text:span></text:p>
      <text:p text:style-name="P3"><text:span text:style-name="T2"/></text:p>
      <text:h text:style-name="Heading_20_2" text:outline-level="2"><text:span text:style-name="T2">שקופית 3</text:span></text:h>
      <text:p text:style-name="P3"><text:span text:style-name="T2">הכירו את ג'יימס ראנדי. הוא לא טיפש, אבל הוא עוזר להוכיח מתי אנשים מתנהגים ככאלו.</text:span></text:p>
      <text:p text:style-name="P3"><text:span text:style-name="T2"/></text:p>
      <text:p text:style-name="P3"><text:soft-page-break/><text:span text:style-name="T2">אז מה הכוונה בעצם במערכת טיפשה ?</text:span></text:p>
      <text:p text:style-name="P3"><text:span text:style-name="T2">דמיינו לכם את התסריט הבא:</text:span></text:p>
      <text:p text:style-name="P3"><text:span text:style-name="T2">בואו ונגיד כי במקום שיהיה לנו רשימה של פעולות לבצע, אתה עכשיו מתבקש לתכנן מערכת אשר תקבל הוראות, ותתחיל להריץ אותן ותוך כדי (או בסוף) תודיע למי שהניע את הפעולה (או מישהו אחר שנאמר לה) מה קורה בכל שלב (או רק בסוף). בנוסף, אולי גם לבקש כל הזמן אילו עוד דברים צריך לבצע לבקשה.</text:span></text:p>
      <text:p text:style-name="P3"><text:span text:style-name="T2"/></text:p>
      <text:h text:style-name="Heading_20_2" text:outline-level="2"><text:span text:style-name="T2">שקופית 4</text:span></text:h>
      <text:p text:style-name="P4"><text:span text:style-name="T3">אבל אתם בטח שואלים, מה זה בעצם אומר ?</text:span></text:p>
      <text:p text:style-name="P4"><text:span text:style-name="T3">אתם זוכרים כי אמרתי שאני מקבל בקשה וצריך לעבוד איתה ?</text:span></text:p>
      <text:p text:style-name="P4"><text:span text:style-name="T3">* לשם כך אני צריך לשבור דברים למשימות קטנות אשר יודעות לבצע רק פעולה מאוד מדוייקת.</text:span></text:p>
      <text:p text:style-name="P4"><text:span text:style-name="T3">בניגוד למרבית התכנות כיום מנסות להכיל תשובה לכל דבר אפשרי.</text:span></text:p>
      <text:p text:style-name="P4"><text:span text:style-name="T3">אתם בטח זוכרים את ההשוואות של הממשק של גוגל אל מול מול הממשק של החברה שלכם ?</text:span></text:p>
      <text:p text:style-name="P4"><text:span text:style-name="T3"/></text:p>
      <text:p text:style-name="P4"><text:span text:style-name="T3">* כאשר אנחנו מתחילים לפרק דברים לגורמים, פתאום אנחנו מגלים כי נשארים לנו המון חלקים ביד שמשום מה לא מתחברים יותר, אבל איכשהו הכל עדיין עובד כמו שצריך.</text:span></text:p>
      <text:p text:style-name="P4"><text:span text:style-name="T3">אז פתאום צריך לנקות הרבה שומן מדברים …</text:span></text:p>
      <text:p text:style-name="P4"><text:span text:style-name="T3">או במילים אחרות, בעצם אנחנו בונים תהליכים קצרים.</text:span></text:p>
      <text:p text:style-name="P4"><text:span text:style-name="T3"/></text:p>
      <text:p text:style-name="P4"><text:span text:style-name="T3">* כיצד אנחנו מבצעים זאת ?</text:span></text:p>
      <text:p text:style-name="P5"><text:span text:style-name="T4">זה לא על היעדר מידע, אלא היעדר מסד נתונים.</text:span></text:p>
      <text:p text:style-name="P5"><text:span text:style-name="T4">כלומר אנחנו צריכים להתחיל לשאול את עצמנו מספר שאלות כדוגמת:</text:span></text:p>
      <text:p text:style-name="P5"><text:span text:style-name="T4">1. מה בעצם התהליך הכללי צריך לעשות</text:span></text:p>
      <text:p text:style-name="P5"><text:span text:style-name="T4">2. האם משהו לפני שהתהליך שלנו מורץ, מישהו אחר יודע לעשות את זה טוב יותר ?</text:span></text:p>
      <text:p text:style-name="P5"><text:span text:style-name="T4">3. האם מישהו לאחר התהליך שלנו יודע לעשות משהו טוב יותר ?</text:span></text:p>
      <text:p text:style-name="P5"><text:span text:style-name="T4">4. האם ניתן להאציל סמכויות ביצוע בכלל למשהו אחר ?</text:span></text:p>
      <text:p text:style-name="P5"><text:span text:style-name="T4"/></text:p>
      <text:p text:style-name="P5"><text:span text:style-name="T4">רק מה שנשאר לאחר בדיקה באמת מקיפה (ולא ניסיון שליפה מהמותן) מצדך, הוא מה שצריך לבצע.</text:span></text:p>
      <text:p text:style-name="P5"><text:span text:style-name="T4"/></text:p>
      <text:p text:style-name="P5"><text:span text:style-name="T4">* </text:span><text:span text:style-name="T5">חלקכם בטח עדיין שואלים היכן המידע.</text:span></text:p>
      <text:p text:style-name="P6"><text:span text:style-name="T6">תחשבו לכם על פעולות כדוגמת POST ו GET בעולם ה web.</text:span></text:p>
      <text:p text:style-name="P6"><text:span text:style-name="T6">לרוב הן עבור משתמש בודד, פעולה מסויימת, תצוגה מסויימת וכו'. זה לעולם לא על כל הפעולות, כל הדברים, כל הפרמטרים וכו'.</text:span></text:p>
      <text:p text:style-name="P6"><text:span text:style-name="T6"/></text:p>
      <text:p text:style-name="P6"><text:span text:style-name="T6">אז דמיינו זאת גם כאשר מדובר במקרה כזה. אני מחלק את התהליך למשימות. כל משימה צריכה ויודעת להתמודד רק עם סוג מאוד מדויק של מידע, אשר קשור לבקשה.</text:span></text:p>
      <text:p text:style-name="P6"><text:span text:style-name="T6">כך שאין לי את כל המידע, רק מה שאני חייב בשביל לבצע את המשימה.</text:span></text:p>
      <text:p text:style-name="P6"><text:span text:style-name="T6">כאשר אנחנו מסיימים לבצע את המשימה, אנחנו מדווחים עליה הלאה, גם בהצלחה וגם בכישלון (אותו אנחנו צריכים לדעת לדווח נכון).</text:span></text:p>
      <text:p text:style-name="P6"><text:soft-page-break/><text:span text:style-name="T6">* </text:span><text:span text:style-name="T7">אנחנו צריכים להבין את היתרונות והחסרונות של כל פעולה, בקשה משימה, החלטה וכיוב' …</text:span></text:p>
      <text:p text:style-name="P7"><text:span text:style-name="T8">המערכת אמורה להיות מתוכננת בצורה מופשטת ביותר, מה שאומר שיש פחות לוגיקה להתמודד איתה, אבל גם מביאה איתה מספר חסרונות:</text:span></text:p>
      <text:p text:style-name="P7"><text:span text:style-name="T8">- מאוד קשה עד בלתי אפשרי לספק מידע מה קרה בעבר (אין משהו אצלנו ששומר את זה), כך שאתה לא אמור להיות הכתובת לכך, אלא אם אתה זה שאמור להיות התהליך ששומר את המידע.</text:span></text:p>
      <text:p text:style-name="P7"><text:span text:style-name="T8">- חייבים לדעת להתמודד עם שגיאות, ואסור שהמערכת תקרוס מהם (אלא אם זה מתוכנן ומובן מראש) – אם הקוד שלך קורס לא בכוונה, אתה מאבד את כל התהליך !</text:span></text:p>
      <text:p text:style-name="P7"><text:span text:style-name="T8">- אתה חייב ליצור פרוטוקול משל עצמך של איך דברים עובדים.</text:span></text:p>
      <text:p text:style-name="P7"><text:span text:style-name="T8">- הצד השני, תמיד חייב לדעת לבדוק מה אתה מחזיר לו, גם אם מדובר בשגיאות, ולדעת להתמודד עם זה הלאה.</text:span></text:p>
      <text:p text:style-name="P7"><text:span text:style-name="T8"/></text:p>
      <text:p text:style-name="P7"><text:span text:style-name="T8">* </text:span><text:span text:style-name="T9">כולנו זוכרים מה קרה עם טבעת אשר היתה צריכה לשלוט בהכל …</text:span></text:p>
      <text:p text:style-name="P8"><text:span text:style-name="T9">בסוף היו גירושין מאוד אלימים …</text:span></text:p>
      <text:p text:style-name="P8"><text:span text:style-name="T9"/></text:p>
      <text:h text:style-name="Heading_20_2" text:outline-level="2"><text:span text:style-name="T9">שקופית 5</text:span></text:h>
      <text:p text:style-name="P9"><text:span text:style-name="T10">עולם העננים הוא לא הגבול, או אפילו המקום היחיד שבו ניתן ליישם את זה...</text:span></text:p>
      <text:p text:style-name="P9"><text:span text:style-name="T10"/></text:p>
      <text:h text:style-name="Heading_20_2" text:outline-level="2"><text:span text:style-name="T10">שקופית 6</text:span></text:h>
      <text:p text:style-name="P10"><text:span text:style-name="T11">הרעיון שלך נשמע מאוד מוכר, למה ?</text:span></text:p>
      <text:p text:style-name="P10"><text:span text:style-name="T11"/></text:p>
      <text:h text:style-name="Heading_20_2" text:outline-level="2"><text:span text:style-name="T11">שקופית 7</text:span></text:h>
      <text:p text:style-name="P22"><text:span text:style-name="T12">ב2011 גיליתי שהוא נקרא "עיקרון השחקן"</text:span></text:p>
      <text:p text:style-name="P22"><text:span text:style-name="T12"/></text:p>
      <text:p text:style-name="P22"><text:span text:style-name="T12">ד"א בתמונה ניתן למצוא את איימי פונד – הילדה שחיכתה (מדוקטור who).<text:line-break/>שמה הוא קרן גיליאן, היא שחקנית וגם דוגמנית …</text:span></text:p>
      <text:p text:style-name="P22"><text:span text:style-name="T12"/></text:p>
      <text:p text:style-name="P22"><text:span text:style-name="T12">אה, ואם לא הכרתם אותה, אז תתביישו לכם !</text:span></text:p>
      <text:p text:style-name="P22"><text:span text:style-name="T12"/></text:p>
      <text:h text:style-name="Heading_20_2" text:outline-level="2"><text:span text:style-name="T12">שקופית 8 </text:span></text:h>
      <text:p text:style-name="P11"><text:span text:style-name="T13">אז מה הוא עיקרון השחקן ?</text:span></text:p>
      <text:p text:style-name="P11"><text:span text:style-name="T13">אלך להכין לי רגע קפה, קריאה נעימה :)</text:span></text:p>
      <text:p text:style-name="P11"><text:span text:style-name="T13"/></text:p>
      <text:h text:style-name="Heading_20_2" text:outline-level="2"><text:span text:style-name="T13">שקופית 9</text:span></text:h>
      <text:p text:style-name="P12"><text:span text:style-name="T14">רק רציתי לראות אם אתם ערניים, תרגעו :)</text:span></text:p>
      <text:p text:style-name="P11"><text:span text:style-name="T13"/></text:p>
      <text:h text:style-name="Heading_20_2" text:outline-level="2"><text:soft-page-break/><text:span text:style-name="T14">שקופית 10</text:span></text:h>
      <text:p text:style-name="P23"><text:span text:style-name="T15">אז מהוא עיקרון השחקן ?</text:span></text:p>
      <text:p text:style-name="P23"><text:span text:style-name="T15"/></text:p>
      <text:p text:style-name="P23"><text:span text:style-name="T15">דמיינו לכם מערכת יוניקס (נו, עצמו עיניים ודמיינו עכשיו).</text:span></text:p>
      <text:p text:style-name="P23"><text:span text:style-name="T15">יש לנו תוכנות כדוגמת cat, sort, uniq, head ו tail.</text:span></text:p>
      <text:p text:style-name="P23"><text:span text:style-name="T15"/></text:p>
      <text:p text:style-name="P23"><text:span text:style-name="T15">כל תוכנה כזו יודעת לספק בעצם תכונה אחת:</text:span></text:p>
      <text:p text:style-name="P23"><text:span text:style-name="T15">* cat – לקרוא קלט ולהדפיס פלט שלו</text:span></text:p>
      <text:p text:style-name="P23"><text:span text:style-name="T15">* sort – למיין קלט ולהדפיס את הפלט שלו</text:span></text:p>
      <text:p text:style-name="P23"><text:span text:style-name="T15">* uniq – להעיף העתקים של קלט ולהדפיס אותו לפלט</text:span></text:p>
      <text:p text:style-name="P23"><text:span text:style-name="T15">* head – להציג מספר שורות מהתחלת הקלט</text:span></text:p>
      <text:p text:style-name="P23"><text:span text:style-name="T15">* tail – להציג מספר שורות מסוף הקלט</text:span></text:p>
      <text:p text:style-name="P23"><text:span text:style-name="T15"/></text:p>
      <text:p text:style-name="P23"><text:span text:style-name="T15">כל אחד מהפקודות הללו מבצע רק משימה בודדת, אבל בייחד ניתן לעשות המון פעולות שונות.</text:span></text:p>
      <text:p text:style-name="P23"><text:span text:style-name="T15"/></text:p>
      <text:h text:style-name="Heading_20_2" text:outline-level="2"><text:span text:style-name="T16">שקופית 11</text:span></text:h>
      <text:p text:style-name="P14"><text:span text:style-name="T17">היתה פעם את התוכנית זהו-זה בטלויזיה, והיתה שם פינה פעם בשם "סערה בכוס תה", עם רואה חשבון בשם פופציץ ומזכירה. תמיד כאשר היו פונים למזכירה במשהו, היא תמיד היתה אומרת "זה, זה לא אני, זה פופציץ".</text:span></text:p>
      <text:p text:style-name="P14"><text:span text:style-name="T17"/></text:p>
      <text:p text:style-name="P14"><text:span text:style-name="T17">אז אותו העיקרון, זה לא אני, זה פופציץ.</text:span></text:p>
      <text:p text:style-name="P14"><text:span text:style-name="T17"/></text:p>
      <text:h text:style-name="Heading_20_2" text:outline-level="2"><text:span text:style-name="T17">שקופית 12</text:span></text:h>
      <text:p text:style-name="P15"><text:span text:style-name="T18">אז אם לסכם את כל מה שהיה עד עכשיו:</text:span></text:p>
      <text:p text:style-name="P15"><text:span text:style-name="T18"/></text:p>
      <text:p text:style-name="P15"><text:span text:style-name="T18">ההרצאה הייתה על על רעיון חדש/ישן למימוש אפליקציות ושירותים.</text:span></text:p>
      <text:p text:style-name="P15"><text:span text:style-name="T18">* הסברתי איך לשבור לוגיקה</text:span></text:p>
      <text:p text:style-name="P15"><text:span text:style-name="T18">* הסברתי כי צורת החשיבה בנושא צריכה להיות ברמה של פעולה אחת = תהליך אחד</text:span></text:p>
      <text:p text:style-name="P15"><text:span text:style-name="T18">* </text:span><text:span text:style-name="T19">התהליך אינו שומר את המידע עצמו, אלא מקבל אותו מתהליך אחר (זה התפקיד שלכם לדעת כיצד), ואז לעשות עם זה משהו.</text:span></text:p>
      <text:p text:style-name="P15"><text:span text:style-name="T19">* התהליך יותר לעשות רק משהו שהוא יודע איך לעשות.</text:span></text:p>
      <text:p text:style-name="P15"><text:span text:style-name="T19">* התהליך מדווח על הצלחה ו/או כישלון במימוש</text:span></text:p>
      <text:p text:style-name="P15"><text:span text:style-name="T19">* אנחנו קוראים לזה מודל השחקן, אבל תרגישו חופשי לקרוע לו את הצורה</text:span></text:p>
      <text:p text:style-name="P15"><text:span text:style-name="T19"/></text:p>
      <text:h text:style-name="Heading_20_2" text:outline-level="2"><text:span text:style-name="T19">שקופית 13</text:span></text:h>
      <text:p text:style-name="P16"><text:span text:style-name="T20">אתם כזה קהל נהדר, באמת, אני לא סתם אומר את זה … אז בואו אראה לכם כיצד בעצם ניתן לממש את זה</text:span></text:p>
      <text:h text:style-name="Heading_20_2" text:outline-level="2"><text:soft-page-break/><text:span text:style-name="T20">שקופית 14</text:span></text:h>
      <text:p text:style-name="P17"><text:span text:style-name="T21">אם אתם לא אוהבים מכוניות, ובכן, בעיה שלכם :)</text:span></text:p>
      <text:p text:style-name="P17"><text:span text:style-name="T21"/></text:p>
      <text:h text:style-name="Heading_20_2" text:outline-level="2"><text:span text:style-name="T21">שקופית 15</text:span></text:h>
      <text:p text:style-name="P17"><text:span text:style-name="T21">* </text:span><text:span text:style-name="T22">ניתן לשבור מכונית למספר חלקים</text:span></text:p>
      <text:p text:style-name="P18"><text:span text:style-name="T22">למשל בואו ניקח את זה לכיון (פרונט) הבא:</text:span></text:p>
      <text:p text:style-name="P18"><text:span text:style-name="T22">יש לרכב מנוע, ויש לו גלגלים, והגה</text:span></text:p>
      <text:p text:style-name="P18"><text:span text:style-name="T22"/></text:p>
      <text:p text:style-name="P18"><text:span text:style-name="T22">* גלגלים ומנוע הם שני פעולות שונות. אין בניהם באמת קשר ללא שימוש בעוד חלקים מקשרים.</text:span></text:p>
      <text:p text:style-name="P18"><text:span text:style-name="T22">* זה אומר כי מנוע אינו מכיר שום דבר בעולם הגלגלים, והפוך, גלגלים אינם מכירים שום דבר הקשור לעולם המנועים.</text:span></text:p>
      <text:p text:style-name="P18"><text:span text:style-name="T22">* גלגלים יכולים להסתובב ללא שימוש במנוע</text:span></text:p>
      <text:p text:style-name="P18"><text:span text:style-name="T22">* מנוע יכול לעבוד ללא שימוש בגלגלים</text:span></text:p>
      <text:p text:style-name="P18"><text:span text:style-name="T22">* ואפילו ההדגמה הזו אינה מספיק פשוטה, היות ואפילו הם בנויים מהרבה יותר חלקים בפנים.</text:span></text:p>
      <text:p text:style-name="P18"><text:span text:style-name="T22">* אך בשורה התחתונה, האנשים העובדים על גלגלים, לא מתעניינים או מתעסקים במנועים בעבודתם. הם מסתמכים על הגלגל בלבד, ולא חושבים כיצד המנוע ממומש.</text:span></text:p>
      <text:p text:style-name="P18"><text:span text:style-name="T22"/></text:p>
      <text:h text:style-name="Heading_20_2" text:outline-level="2"><text:span text:style-name="T22">שקופית 16</text:span></text:h>
      <text:p text:style-name="P19"><text:span text:style-name="T23">הרעיון של הקוד כאן, הוא ששברתי דברים למודלים שונים, כאשר הקוד הראשי מנסה להדביק אותם בייחד בצורה מוזרה.</text:span></text:p>
      <text:p text:style-name="P19"><text:span text:style-name="T23"/></text:p>
      <text:h text:style-name="Heading_20_2" text:outline-level="2"><text:span text:style-name="T23">שקופית 17</text:span></text:h>
      <text:p text:style-name="P20"><text:span text:style-name="T24">אם אתם כמו יאיר לפיד, שואלים כל הזמן איפה הכסף, או במקרה זה, איפה המידע, אז התשובה היא שזה מבוזר לגמרי, אבל הקוד הראשי של המכונית מטפל בזה. הוא שולח רק את המידע ההכרחי לרכיב הנכון, ולא את כלל המידע.</text:span></text:p>
      <text:p text:style-name="P20"><text:span text:style-name="T24"/></text:p>
      <text:h text:style-name="Heading_20_2" text:outline-level="2"><text:span text:style-name="T24">שקופית 18</text:span></text:h>
      <text:p text:style-name="P21"><text:span text:style-name="T25">אני מקווה כי עכשיו אתם מבינים ממש בגדול את הרעיון</text:span></text:p>
      <text:p text:style-name="P21"><text:span text:style-name="T25"/></text:p>
      <text:h text:style-name="Heading_20_2" text:outline-level="2"><text:span text:style-name="T25">שקופית 19</text:span></text:h>
      <text:p text:style-name="P21"><text:span text:style-name="T25">שאלות ?</text:span></text:p>
      <text:p text:style-name="P13"><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 svg:font-family="FreeSans"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weight-asian="normal" style:font-name-complex="Times New Roman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5:19:02</meta:creation-date>
    <dc:date>2013-02-24T16:18:10</dc:date>
    <meta:editing-duration>PT57M35S</meta:editing-duration>
    <meta:editing-cycles>28</meta:editing-cycles>
    <meta:generator>LibreOffice/3.6$Linux_X86_64 LibreOffice_project/360m1$Build-2</meta:generator>
    <meta:document-statistic meta:table-count="0" meta:image-count="0" meta:object-count="0" meta:page-count="5" meta:paragraph-count="115" meta:word-count="1362" meta:character-count="6926" meta:non-whitespace-character-count="5676"/>
  </office:meta>
</office:document-meta>
</file>